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ugend und Medien – wie wichtig ist Medienkompetenz in Deutschland?</text:p>
      <text:p text:style-name="Standard">(z.B. <text:a xlink:type="simple" xlink:href="http://www.bmfsfj.de/BMFSFJ/kinder-und-jugend,did=131814.html">http://www.bmfsfj.de/BMFSFJ/kinder-und-jugend,did=131814.html</text:a>)</text:p>
      <text:p text:style-name="Standard"/>
      <text:list xml:id="list7911858221792880694" text:style-name="L1">
        <text:list-item>
          <text:p text:style-name="P1">Was ist Medienkompetenz</text:p>
        </text:list-item>
        <text:list-item>
          <text:p text:style-name="P1">Welche Medien nutzen Jugendliche</text:p>
        </text:list-item>
        <text:list-item>
          <text:p text:style-name="P1">Vorteile der Mediennutzung</text:p>
        </text:list-item>
        <text:list-item>
          <text:p text:style-name="P1">Gefahren der Mediennutzung</text:p>
        </text:list-item>
        <text:list-item>
          <text:p text:style-name="P1">Wie kann man den Gefahren entgegenwirken?</text:p>
        </text:list-item>
        <text:list-item>
          <text:p text:style-name="P1">Fazit</text:p>
        </text:list-item>
      </text:list>
      <text:p text:style-name="Standard"/>
      <text:p text:style-name="Standard">Jugend und Medien – Welchen Stellenwert hat Medienkompetenz in Deutschland?</text:p>
      <text:p text:style-name="Standard"/>
      <text:list xml:id="list1060136350" text:continue-numbering="true" text:style-name="L1">
        <text:list-item>
          <text:p text:style-name="P1">Was ist Medienkompetenz</text:p>
        </text:list-item>
        <text:list-item>
          <text:p text:style-name="P1">Welche Medien nutzen Jugendliche</text:p>
        </text:list-item>
        <text:list-item>
          <text:p text:style-name="P1">Vorteile der Mediennutzung</text:p>
        </text:list-item>
        <text:list-item>
          <text:p text:style-name="P1">Gefahren der Mediennutzung</text:p>
        </text:list-item>
        <text:list-item>
          <text:p text:style-name="P1">Projekte zur Stärkung von Medienkompetenz</text:p>
        </text:list-item>
        <text:list-item>
          <text:p text:style-name="P1">Faz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8:43:37</meta:creation-date>
    <dc:date>2013-01-26T19:21:37</dc:date>
    <meta:editing-duration>PT38M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15" meta:word-count="73" meta:character-count="528"/>
  </office:meta>
</office:document-meta>
</file>